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916,933,708,38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063,514,688,762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795,693,265,81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802,211,999,538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456,043,766,028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472,819,362,216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465,228,293,894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616,156,606,666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208,838,108,577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666,996,294,372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695,855,391,810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97,114,247,331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107,626,711,406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91,633,826,603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69,289,321,944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58,233,724,164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509,795,270,68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59,983,704,094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55,448,188,259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99,642,075,00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63,711,007,325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83,206,452,795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50,426,433,00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40:51.002841883</dc:date>
    <meta:editing-duration>PT46M59S</meta:editing-duration>
    <meta:editing-cycles>24</meta:editing-cycles>
    <meta:generator>LibreOffice/7.2.6.2$Linux_X86_64 LibreOffice_project/20$Build-2</meta:generator>
    <meta:document-statistic meta:table-count="1" meta:cell-count="48" meta:object-count="0"/>
  </office:meta>
</office:document-meta>
</file>